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9152" officeooo:paragraph-rsid="00009152"/>
    </style:style>
    <style:style style:name="P2" style:family="paragraph" style:parent-style-name="Standard">
      <style:text-properties officeooo:rsid="000257b1" officeooo:paragraph-rsid="000257b1"/>
    </style:style>
    <style:style style:name="P3" style:family="paragraph" style:parent-style-name="Standard">
      <style:text-properties officeooo:rsid="00037945" officeooo:paragraph-rsid="00037945"/>
    </style:style>
    <style:style style:name="P4" style:family="paragraph" style:parent-style-name="Standard">
      <style:text-properties officeooo:rsid="0004870e" officeooo:paragraph-rsid="0004870e"/>
    </style:style>
    <style:style style:name="T1" style:family="text">
      <style:text-properties officeooo:rsid="000257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eless DC electronics. <text:s/>So air can ionize and discharge. Building a charge can be done with a generator or battery…</text:p>
      <text:p text:style-name="P1"/>
      <text:p text:style-name="P1">would you just use magnetic and electric fields that overlap to increase and decrease current? You can make a wireless transistor by having a seperate dc or ac power source and then controlling the electric field using opposing electrif fields. </text:p>
      <text:p text:style-name="P1"/>
      <text:p text:style-name="P1">You can gudide the electric field via electric and magnetic fields. </text:p>
      <text:p text:style-name="P1"/>
      <text:p text:style-name="P1">Natural resistence in aair can be used as a resistor. Capacitors can be made by doing ball lighting and containing it with electric and magnetic fields transistors can be done by routing part of the electricity away from the main flow, doing some kind of loop with electric fields to increase the voltage and then guiding it back to the main current. </text:p>
      <text:p text:style-name="P1"/>
      <text:p text:style-name="P1">Current storage is a tough one, but you can use a lot of the same things like aircore transformers and stator coils to induct some electricity from the electric field. </text:p>
      <text:p text:style-name="P1"/>
      <text:p text:style-name="P1">Or you can use resonating frequencies of electrons? <text:s/><text:span text:style-name="T1">Or use resonating frequencies of the atmosphere and create a very dry low air density place and then use vacuum tube physics in mid air. </text:span></text:p>
      <text:p text:style-name="P1"/>
      <text:p text:style-name="P2">Or bose-einstein places? Laser cooled atmosphere? Might be something to try. </text:p>
      <text:p text:style-name="P2"/>
      <text:p text:style-name="P2">What if you cool or remove or heat the air around some parts of magnets, can you change the shape of the magnetic field like that? Is there a resonating frequenciy of magnets that you can use to disrupt or increase the magnetic field strength in small areas?</text:p>
      <text:p text:style-name="P2"/>
      <text:p text:style-name="P3">So yes, we need to use vacuum tubes, CRT’s and phototubes and shit like that. </text:p>
      <text:p text:style-name="P3"/>
      <text:p text:style-name="P3">I just need these things described more. So you need triodes pentodes and more.</text:p>
      <text:p text:style-name="P3">I am assuming I need to use induction headed filaments? And some Vacuum flourescent displays layed out with thousands of tiny pixels, we need magic eyes and nixie tubes</text:p>
      <text:p text:style-name="P3"/>
      <text:p text:style-name="P3">so show me how to develop cold cathode tubes and 3d print them etcetera etcetera and again we can change a few things about it and change gas mixtures and shit like that to give us range of colors. And use a pixelated design. </text:p>
      <text:p text:style-name="P3"/>
      <text:p text:style-name="P3">Do a combination amp of hot and cold cathodes, CRT display, nixie tube display and magic eye oscilloscope. </text:p>
      <text:p text:style-name="P3"/>
      <text:p text:style-name="P4">Gotta also do some water cooled air core transform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13:52:17.539000000</meta:creation-date>
    <dc:date>2018-05-06T14:23:26.981000000</dc:date>
    <meta:editing-duration>PT10M38S</meta:editing-duration>
    <meta:editing-cycles>2</meta:editing-cycles>
    <meta:generator>LibreOffice/6.0.3.2$Windows_X86_64 LibreOffice_project/8f48d515416608e3a835360314dac7e47fd0b821</meta:generator>
    <meta:document-statistic meta:table-count="0" meta:image-count="0" meta:object-count="0" meta:page-count="1" meta:paragraph-count="14" meta:word-count="384" meta:character-count="2186" meta:non-whitespace-character-count="1805"/>
  </office:meta>
</office:document-meta>
</file>